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80000004146783D94D8284892.png" manifest:media-type="image/png"/>
  <manifest:file-entry manifest:full-path="Pictures/1000000000000821000005BB0918B94FA9C41F6C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0.4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4cm"/>
    </style:style>
    <style:style style:name="gr4" style:family="graphic" style:parent-style-name="objectwithoutfill">
      <style:graphic-properties draw:stroke="solid" svg:stroke-width="0.12cm" svg:stroke-color="#ff6600" draw:marker-start-width="0.585cm" draw:marker-end="Arrow" draw:marker-end-width="0.685cm" draw:fill="none" draw:textarea-vertical-align="middle" fo:padding-top="0.185cm" fo:padding-bottom="0.185cm" fo:padding-left="0.31cm" fo:padding-right="0.31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036cm" fo:min-width="0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022cm" fo:min-width="0.03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64cm" fo:min-width="0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7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09cm" svg:x="1cm" svg:y="7.065cm">
          <draw:image xlink:href="Pictures/1000000000000821000005BB0918B94FA9C41F6C.jpg" xlink:type="simple" xlink:show="embed" xlink:actuate="onLoad">
            <text:p/>
          </draw:image>
        </draw:frame>
        <draw:frame draw:style-name="gr1" draw:text-style-name="P1" draw:layer="layout" svg:width="1.184cm" svg:height="1.375cm" svg:x="3.816cm" svg:y="4.925cm">
          <draw:image xlink:href="Pictures/10000000000000380000004146783D94D8284892.png" xlink:type="simple" xlink:show="embed" xlink:actuate="onLoad">
            <text:p/>
          </draw:image>
        </draw:frame>
        <draw:custom-shape draw:style-name="gr2" draw:text-style-name="P2" draw:layer="layout" svg:width="0.9cm" svg:height="0.6cm" svg:x="6.3cm" svg:y="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5cm" svg:x="4.4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5cm" svg:x="2.4cm" svg:y="10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4cm" svg:y1="9.36cm" svg:x2="4.45cm" svg:y2="6.2cm">
          <text:p/>
        </draw:line>
        <draw:custom-shape draw:style-name="gr5" draw:text-style-name="P3" draw:layer="layout" svg:width="0.482cm" svg:height="0.458cm" draw:transform="skewX (0.324282175020546) rotate (0.499862297771176) translate (3.906cm 9.02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877cm" svg:height="0.42cm" draw:transform="skewX (0.643502895210309) rotate (0.559203492338983) translate (3.509cm 9.21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743cm" svg:height="0.503cm" draw:transform="skewX (0.22479840765687) rotate (0.583114503091305) translate (3.481cm 8.64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1.1cm" svg:height="1.187cm" svg:x="2.5cm" svg:y="8.39cm">
          <draw:text-box>
            <text:p>R</text:p>
          </draw:text-box>
        </draw:frame>
        <draw:frame draw:style-name="gr9" draw:text-style-name="P7" draw:layer="layout" svg:width="1.4cm" svg:height="1.034cm" svg:x="3.1cm" svg:y="8.666cm">
          <draw:text-box>
            <text:p text:style-name="P6"><text:span text:style-name="T1">i/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family="'Times New Roman'" style:font-style-name="Bold Italic" style:font-family-generic="roman" style:font-pitch="variable" fo:font-size="24pt" fo:font-style="italic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Times New Roman1" fo:font-family="'Times New Roman'" style:font-style-name="Regular" style:font-family-generic="roman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0T18:45:19.789576882</dc:date>
    <meta:editing-duration>PT1H38M9S</meta:editing-duration>
    <meta:editing-cycles>15</meta:editing-cycles>
    <meta:generator>LibreOffice/5.1.6.2$Linux_X86_64 LibreOffice_project/10m0$Build-2</meta:generator>
    <meta:document-statistic meta:object-count="11"/>
  </office:meta>
</office:document-meta>
</file>